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94000001F9EE84B04779E5718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Next LT Pro Bold" svg:font-family="'AvenirNext LT Pro Bold'" style:font-pitch="variable"/>
    <style:font-face style:name="AvenirNext LT Pro Regular" svg:font-family="'AvenirNext LT Pro Regular'" style:font-pitch="variable"/>
    <style:font-face style:name="AvenirNext LT Pro Regular1" svg:font-family="'AvenirNext LT Pro Regular'" style:font-adornments="Norm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4000" draw:marker-start-width="0.518cm" draw:marker-end-width="0.518cm" draw:fill="none" loext:fill-use-slide-background="false" draw:textarea-horizontal-align="justify" draw:textarea-vertical-align="middle" draw:auto-grow-height="false" fo:min-height="1.016cm" fo:min-width="6.654cm" fo:padding-top="0.231cm" fo:padding-bottom="0.231cm" fo:padding-left="0.356cm" fo:padding-right="0.356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 text:start-value="0">
        <style:list-level-properties/>
        <style:text-properties style:use-window-font-color="true" fo:font-size="100%"/>
      </text:list-level-style-number>
      <text:list-level-style-bullet text:level="3" text:bullet-char="▸">
        <style:list-level-properties text:min-label-width="0.8cm"/>
        <style:text-properties fo:font-family="OpenSymbol" style:font-style-name="Regular" style:font-charset="x-symbol" style:use-window-font-color="true" fo:font-size="120%"/>
      </text:list-level-style-bullet>
      <text:list-level-style-bullet text:level="4" text:bullet-char="–">
        <style:list-level-properties text:space-before="3.175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4.1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334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52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72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941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0.135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26.67cm" svg:height="11.49cm" svg:x="0.508cm" svg:y="1.653cm">
          <draw:image xlink:href="Pictures/1000000000000494000001F9EE84B04779E5718E.png" xlink:type="simple" xlink:show="embed" xlink:actuate="onLoad" draw:mime-type="image/png">
            <text:p/>
          </draw:image>
        </draw:frame>
        <draw:custom-shape draw:style-name="gr2" draw:text-style-name="P1" draw:layer="layout" svg:width="7.366cm" svg:height="1.478cm" svg:x="0.508cm" svg:y="3.1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66cm" svg:height="1.478cm" svg:x="0.508cm" svg:y="8.7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Next LT Pro Bold" svg:font-family="'AvenirNext LT Pro Bold'" style:font-pitch="variable"/>
    <style:font-face style:name="AvenirNext LT Pro Regular" svg:font-family="'AvenirNext LT Pro Regular'" style:font-pitch="variable"/>
    <style:font-face style:name="AvenirNext LT Pro Regular1" svg:font-family="'AvenirNext LT Pro Regular'" style:font-adornments="Norm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 text:start-value="0">
            <style:list-level-properties/>
            <style:text-properties style:use-window-font-color="true" fo:font-size="100%"/>
          </text:list-level-style-number>
          <text:list-level-style-bullet text:level="3" text:bullet-char="▸">
            <style:list-level-properties text:min-label-width="0.8cm"/>
            <style:text-properties fo:font-family="OpenSymbol" style:font-style-name="Regular" style:font-charset="x-symbol" style:use-window-font-color="true" fo:font-size="120%"/>
          </text:list-level-style-bullet>
          <text:list-level-style-bullet text:level="4" text:bullet-char="–">
            <style:list-level-properties text:space-before="3.175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4.1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.334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.52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.72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.941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0.135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 text:start-value="0">
            <style:list-level-properties/>
            <style:text-properties style:use-window-font-color="true" fo:font-size="100%"/>
          </text:list-level-style-number>
          <text:list-level-style-bullet text:level="3" text:bullet-char="▸">
            <style:list-level-properties text:min-label-width="0.8cm"/>
            <style:text-properties fo:font-family="OpenSymbol" style:font-style-name="Regular" style:font-charset="x-symbol" style:use-window-font-color="true" fo:font-size="120%"/>
          </text:list-level-style-bullet>
          <text:list-level-style-bullet text:level="4" text:bullet-char="–">
            <style:list-level-properties text:space-before="3.175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4.1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.334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.52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.72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.941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0.135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 text:start-value="0">
            <style:list-level-properties/>
            <style:text-properties style:use-window-font-color="true" fo:font-size="100%"/>
          </text:list-level-style-number>
          <text:list-level-style-bullet text:level="3" text:bullet-char="▸">
            <style:list-level-properties text:min-label-width="0.8cm"/>
            <style:text-properties fo:font-family="OpenSymbol" style:font-style-name="Regular" style:font-charset="x-symbol" style:use-window-font-color="true" fo:font-size="120%"/>
          </text:list-level-style-bullet>
          <text:list-level-style-bullet text:level="4" text:bullet-char="–">
            <style:list-level-properties text:space-before="3.175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4.1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.334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.52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.72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.941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0.135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6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venirNext LT Pro Bold" fo:font-family="'AvenirNext LT Pro Bold'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/>
      <style:text-properties style:font-name="AvenirNext LT Pro Regular" fo:font-family="'AvenirNext LT Pro Regular'" style:font-pitch="variable" fo:font-size="24pt" fo:font-weight="normal" style:font-size-asian="15pt" style:font-size-complex="15pt" fo:hyphenate="false" loext:hyphenation-no-caps="false"/>
    </style:style>
    <style:style style:name="Standard-outline3" style:family="presentation" style:parent-style-name="Standard-outline2">
      <style:paragraph-properties fo:margin-left="1.397cm" fo:margin-right="0cm" fo:margin-top="0.152cm" fo:margin-bottom="0cm" fo:text-indent="0cm"/>
      <style:text-properties style:font-name="AvenirNext LT Pro Regular" fo:font-family="'AvenirNext LT Pro Regular'" style:font-pitch="variable" fo:font-size="22pt" style:font-size-asian="22pt" style:font-size-complex="22pt" fo:hyphenate="false" loext:hyphenation-no-caps="false"/>
    </style:style>
    <style:style style:name="Standard-outline4" style:family="presentation" style:parent-style-name="Standard-outline3">
      <style:paragraph-properties fo:margin-left="0.889cm" fo:margin-right="0cm" fo:margin-top="0.152cm" fo:margin-bottom="0cm" fo:text-indent="0cm"/>
      <style:text-properties style:font-name="AvenirNext LT Pro Regular" fo:font-family="'AvenirNext LT Pro Regular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52cm" fo:margin-bottom="0cm"/>
      <style:text-properties style:font-name="AvenirNext LT Pro Regular" fo:font-family="'AvenirNext LT Pro Regular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52cm" fo:margin-bottom="0cm"/>
      <style:text-properties style:font-name="AvenirNext LT Pro Regular" fo:font-family="'AvenirNext LT Pro Regular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52cm" fo:margin-bottom="0cm"/>
      <style:text-properties style:font-name="AvenirNext LT Pro Regular" fo:font-family="'AvenirNext LT Pro Regular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venirNext LT Pro Bold" fo:font-family="'AvenirNext LT Pro Bold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background" style:family="presentation">
      <style:graphic-properties draw:stroke="none" draw:fill="none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>
        <text:list-style style:name="Titre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false" style:shrink-to-fit="true">
        <text:list-style style:name="Titr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venirNext LT Pro Regular1" fo:font-family="'AvenirNext LT Pro Regular'" style:font-style-name="Normal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re-outline2" style:family="presentation" style:parent-style-name="Titre-outline1">
      <style:paragraph-properties fo:margin-top="0.4cm" fo:margin-bottom="0cm"/>
      <style:text-properties fo:font-size="20pt" style:font-size-asian="28pt" style:font-size-complex="28pt"/>
    </style:style>
    <style:style style:name="Titre-outline3" style:family="presentation" style:parent-style-name="Titre-outline2">
      <style:paragraph-properties fo:margin-top="0.3cm" fo:margin-bottom="0cm"/>
      <style:text-properties fo:font-size="20pt" fo:font-style="italic" style:font-size-asian="24pt" style:font-size-complex="24pt" fo:hyphenate="false" loext:hyphenation-no-caps="false"/>
    </style:style>
    <style:style style:name="Titre-outline4" style:family="presentation" style:parent-style-name="Titre-outline3">
      <style:paragraph-properties fo:margin-top="0.2cm" fo:margin-bottom="0cm"/>
      <style:text-properties fo:font-size="20pt" style:font-size-asian="20pt" style:font-size-complex="20pt"/>
    </style:style>
    <style:style style:name="Titre-outline5" style:family="presentation" style:parent-style-name="Titre-outline4">
      <style:paragraph-properties fo:margin-top="0.1cm" fo:margin-bottom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top="0.1cm" fo:margin-bottom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top="0.1cm" fo:margin-bottom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top="0.1cm" fo:margin-bottom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top="0.1cm" fo:margin-bottom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venirNext LT Pro Bold" fo:font-family="'AvenirNext LT Pro Bold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outline1" style:list-style-name="ML1">
      <style:graphic-properties fo:min-height="9.13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re-title">
      <style:graphic-properties draw:auto-grow-height="false" fo:min-height="2.63cm"/>
      <style:paragraph-properties style:writing-mode="lr-tb"/>
    </style:style>
    <style:style style:name="Mpr7" style:family="presentation" style:parent-style-name="Titre-outline1" style:list-style-name="ML3">
      <style:graphic-properties fo:min-height="9.135cm"/>
      <style:paragraph-properties style:writing-mode="lr-tb"/>
    </style:style>
    <style:style style:name="Mpr8" style:family="presentation" style:parent-style-name="Titr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Titr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r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/>
    </style:style>
    <style:style style:name="MP6" style:family="paragraph">
      <style:paragraph-properties fo:margin-left="0cm" fo:margin-right="0cm" fo:margin-top="0cm" fo:margin-bottom="0cm" fo:text-indent="0cm"/>
      <style:text-properties fo:hyphenate="false" loext:hyphenation-no-caps="false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style:font-name="AvenirNext LT Pro Regular" fo:font-size="20pt" style:font-size-asian="20pt" style:font-size-complex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AvenirNext LT Pro Regular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AvenirNext LT Pro Regular" fo:font-size="18pt" style:font-size-asian="18pt" style:font-size-complex="18pt"/>
    </style:style>
    <style:style style:name="MT4" style:family="text">
      <style:text-properties style:font-name="AvenirNext LT Pro Regular" fo:font-size="20pt" style:font-size-asian="20pt" style:font-size-complex="20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 text:start-value="0">
        <style:list-level-properties/>
        <style:text-properties style:use-window-font-color="true" fo:font-size="100%"/>
      </text:list-level-style-number>
      <text:list-level-style-bullet text:level="3" text:bullet-char="▸">
        <style:list-level-properties text:min-label-width="0.8cm"/>
        <style:text-properties fo:font-family="OpenSymbol" style:font-style-name="Regular" style:font-charset="x-symbol" style:use-window-font-color="true" fo:font-size="120%"/>
      </text:list-level-style-bullet>
      <text:list-level-style-bullet text:level="4" text:bullet-char="–">
        <style:list-level-properties text:space-before="3.175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4.1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334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52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72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941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0.135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1.733cm" svg:x="1.4cm" svg:y="1.524cm" presentation:class="title">
        <draw:text-box>
          <text:p>Cliquez pour éditer le format du texte-titre</text:p>
        </draw:text-box>
      </draw:frame>
      <draw:frame presentation:style-name="Mpr2" draw:text-style-name="MP5" draw:layer="backgroundobjects" svg:width="25.199cm" svg:height="10.16cm" svg:x="1.4cm" svg:y="3.81cm" presentation:class="outline">
        <draw:text-box>
          <text:list text:style-name="ML1">
            <text:list-item>
              <text:p text:style-name="MP5">Cliquez pour éditer le format du plan de texte</text:p>
              <text:list>
                <text:list-item>
                  <text:p text:style-name="MP6"><text:span text:style-name="MT2">Second niveau de plan</text:span></text:p>
                  <text:list>
                    <text:list-item>
                      <text:p text:style-name="MP5">Troisième niveau de plan</text:p>
                      <text:list>
                        <text:list-item>
                          <text:p text:style-name="MP5">Quatrième niveau de plan</text:p>
                          <text:list>
                            <text:list-item>
                              <text:p text:style-name="MP5">Cinquième niveau de plan</text:p>
                              <text:list>
                                <text:list-item>
                                  <text:p text:style-name="MP5">Sixième niveau de plan</text:p>
                                  <text:list>
                                    <text:list-item>
                                      <text:p text:style-name="MP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3" draw:text-style-name="MP8" draw:layer="backgroundobjects" svg:width="8.875cm" svg:height="0.701cm" svg:x="9.576cm" svg:y="14.732cm" presentation:class="footer">
        <draw:text-box>
          <text:p text:style-name="MP7"><text:span text:style-name="MT3"><presentation:footer/></text:span></text:p>
        </draw:text-box>
      </draw:frame>
      <draw:frame presentation:style-name="Mpr3" draw:text-style-name="MP4" draw:layer="backgroundobjects" svg:width="6.523cm" svg:height="0.701cm" svg:x="20.076cm" svg:y="14.732cm" presentation:class="page-number">
        <draw:text-box>
          <text:p text:style-name="MP3"><text:span text:style-name="MT3"><text:page-number>&lt;numéro&gt;</text:page-number></text:span></text:p>
        </draw:text-box>
      </draw:frame>
      <draw:frame draw:style-name="Mgr3" draw:text-style-name="MP9" draw:layer="backgroundobjects" svg:width="25.197cm" svg:height="0.958cm" svg:x="1.397cm" svg:y="0.516cm">
        <draw:text-box>
          <text:p><text:span text:style-name="MT4"><text:s/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" style:page-layout-name="PM1" draw:style-name="Mdp1">
      <draw:frame presentation:style-name="Mpr6" draw:layer="backgroundobjects" svg:width="25.199cm" svg:height="3.048cm" svg:x="1.4cm" svg:y="1.232cm" presentation:class="title">
        <draw:text-box>
          <text:p>Cliquez pour éditer le format du texte-titre</text:p>
        </draw:text-box>
      </draw:frame>
      <draw:frame presentation:style-name="Mpr7" draw:text-style-name="MP5" draw:layer="backgroundobjects" svg:width="25.199cm" svg:height="8.89cm" svg:x="1.4cm" svg:y="4.572cm" presentation:class="outline">
        <draw:text-box>
          <text:list text:style-name="ML3">
            <text:list-item>
              <text:p text:style-name="MP5">Cliquez pour éditer le format du plan de texte</text:p>
              <text:list>
                <text:list-item>
                  <text:p text:style-name="MP5">Second niveau de plan</text:p>
                  <text:list>
                    <text:list-item>
                      <text:p text:style-name="MP5">Troisième niveau de plan</text:p>
                      <text:list>
                        <text:list-item>
                          <text:p text:style-name="MP5">Quatrième niveau de plan</text:p>
                          <text:list>
                            <text:list-item>
                              <text:p text:style-name="MP5">Cinquième niveau de plan</text:p>
                              <text:list>
                                <text:list-item>
                                  <text:p text:style-name="MP5">Sixième niveau de plan</text:p>
                                  <text:list>
                                    <text:list-item>
                                      <text:p text:style-name="MP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8" draw:layer="backgroundobjects" svg:width="8.875cm" svg:height="0.701cm" svg:x="9.576cm" svg:y="14.732cm" presentation:class="footer">
        <draw:text-box>
          <text:p text:style-name="MP7"><text:span text:style-name="MT3"><presentation:footer/></text:span></text:p>
        </draw:text-box>
      </draw:frame>
      <draw:frame presentation:style-name="Mpr8" draw:text-style-name="MP4" draw:layer="backgroundobjects" svg:width="6.523cm" svg:height="0.701cm" svg:x="20.076cm" svg:y="14.732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Titre-title" draw:layer="backgroundobjects" svg:width="18.624cm" svg:height="10.476cm" svg:x="1.482cm" svg:y="2.123cm" presentation:class="page"/>
        <draw:frame presentation:style-name="Titr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7:07:10.073375212</meta:creation-date>
    <meta:editing-duration>PT2M17S</meta:editing-duration>
    <meta:editing-cycles>4</meta:editing-cycles>
    <meta:generator>LibreOffice/7.5.3.2$Linux_X86_64 LibreOffice_project/50$Build-2</meta:generator>
    <dc:title>Minimalist</dc:title>
    <dc:date>2023-06-14T18:17:21.118556610</dc:date>
    <meta:document-statistic meta:object-count="38"/>
  </office:meta>
</office:document-meta>
</file>